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19493f" officeooo:paragraph-rsid="0019493f"/>
    </style:style>
    <style:style style:name="P3" style:family="paragraph" style:parent-style-name="Standard">
      <style:text-properties style:font-name="Courier New" officeooo:paragraph-rsid="0019493f"/>
    </style:style>
    <style:style style:name="P4" style:family="paragraph" style:parent-style-name="Standard">
      <style:text-properties style:font-name="Courier New" officeooo:paragraph-rsid="0019d2b3"/>
    </style:style>
    <style:style style:name="P5" style:family="paragraph" style:parent-style-name="Standard">
      <style:text-properties style:font-name="Courier New" officeooo:paragraph-rsid="0019493f" fo:background-color="transparent"/>
    </style:style>
    <style:style style:name="P6" style:family="paragraph" style:parent-style-name="Standard">
      <style:text-properties fo:color="#c9211e" loext:opacity="100%" style:font-name="Courier New"/>
    </style:style>
    <style:style style:name="P7" style:family="paragraph" style:parent-style-name="Standard">
      <style:text-properties fo:color="#c9211e" loext:opacity="100%" style:font-name="Courier New" officeooo:paragraph-rsid="0019493f"/>
    </style:style>
    <style:style style:name="P8" style:family="paragraph" style:parent-style-name="Standard">
      <style:text-properties fo:color="#000000" loext:opacity="100%" style:font-name="Courier New" officeooo:paragraph-rsid="0019493f"/>
    </style:style>
    <style:style style:name="P9" style:family="paragraph" style:parent-style-name="Standard">
      <style:text-properties fo:color="#000000" loext:opacity="100%" style:font-name="Courier New" officeooo:rsid="0019493f" officeooo:paragraph-rsid="0019493f"/>
    </style:style>
    <style:style style:name="P10" style:family="paragraph" style:parent-style-name="Standard">
      <style:text-properties style:font-name="Courier New" officeooo:rsid="0019493f" officeooo:paragraph-rsid="0020093f"/>
    </style:style>
    <style:style style:name="P11" style:family="paragraph" style:parent-style-name="Standard">
      <style:text-properties style:font-name="Courier New" officeooo:paragraph-rsid="002009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493f"/>
    </style:style>
    <style:style style:name="T3" style:family="text">
      <style:text-properties officeooo:rsid="0019d2b3"/>
    </style:style>
    <style:style style:name="T4" style:family="text">
      <style:text-properties officeooo:rsid="001e878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009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mple <text:span text:style-name="T2">1</text:span></text:p>
      <text:p text:style-name="P3"/>
      <text:p text:style-name="P3">Description : début de partie, <text:span text:style-name="T4">joueur o commence.</text:span></text:p>
      <text:p text:style-name="P3"/>
      <text:p text:style-name="P10">INTERFACE :</text:p>
      <text:p text:style-name="P3"/>
      <text:p text:style-name="P3">BUT du JEU : aligner 4 de ses jetons horizontalement, </text:p>
      <text:p text:style-name="P3">verticalement ou diagonalement le premier.</text:p>
      <text:p text:style-name="P3"/>
      <text:p text:style-name="P3">DÉROULEMENT DU JEU </text:p>
      <text:p text:style-name="P3">Le puissance 4 se joue à 2 joueurs <text:span text:style-name="T6">qui jouent chacun leur tour.</text:span> Ils choisissent la colonne dans laquelle ils souhaitent placer leur jeton. Le jeton tombe alors à l’emplacement libre le plus bas de la colonne.</text:p>
      <text:p text:style-name="P4">La partie s’arrête <text:span text:style-name="T3">avec la victoire de</text:span> l’un des joueurs <text:span text:style-name="T3">lorsqu’il arrive à </text:span>aligne<text:span text:style-name="T3">r</text:span> 4 de ses jetons <text:span text:style-name="T3">ou par une égalité lorsqu’il n’y a plus d’emplacement disponible pour le jetons</text:span>.</text:p>
      <text:p text:style-name="P3"/>
      <text:p text:style-name="P3"><text:tab/> <text:s text:c="7"/>o </text:p>
      <text:p text:style-name="P3">[_] [_] [_] [_] [_] [_] [_]<text:tab/>Commandes :</text:p>
      <text:p text:style-name="P3">[_] [_] [_] [_] [_] [_] [_]<text:tab/>Q : déplacer le jeton vers la gauche</text:p>
      <text:p text:style-name="P3">[_] [_] [_] [_] [_] [_] [_]<text:tab/>D : déplacer le jeton vers la droite</text:p>
      <text:p text:style-name="P3">[_] [_] [_] [_] [_] [_] [_]<text:tab/><text:span text:style-name="T2">E</text:span>SPACE : placer le jeton</text:p>
      <text:p text:style-name="P3">[_] [_] [_] [_] [_] [_] [_]</text:p>
      <text:p text:style-name="P3">[_] [_] [_] [_] [_] [_] [_]</text:p>
      <text:p text:style-name="P3"/>
      <text:p text:style-name="P8">Joueur «o», à toi de jouer :)</text:p>
      <text:p text:style-name="P8"/>
      <text:p text:style-name="P9">FIN DE L’INTERFACE</text:p>
      <text:p text:style-name="P8"/>
      <text:p text:style-name="P8"/>
      <text:p text:style-name="P8"/>
      <text:p text:style-name="P7">Exemple <text:span text:style-name="T2">2</text:span></text:p>
      <text:p text:style-name="P3"/>
      <text:p text:style-name="P3">Description : milieu de partie, <text:span text:style-name="T4">au tour de joueur x.</text:span></text:p>
      <text:p text:style-name="P3"/>
      <text:p text:style-name="P3">BUT du JEU : aligner 4 de ses jetons horizontalement, </text:p>
      <text:p text:style-name="P3">verticalement ou diagonalement le premier.</text:p>
      <text:p text:style-name="P3"/>
      <text:p text:style-name="P3">DÉROULEMENT DU JEU </text:p>
      <text:p text:style-name="P11">Le puissance 4 se joue à 2 joueurs <text:span text:style-name="T6">qui jouent chacun leur tour</text:span>. Ils choisissent la colonne dans laquelle ils souhaitent placer leur jeton. Le jeton tombe alors à l’emplacement libre le plus bas de la colonne.</text:p>
      <text:p text:style-name="P4">La partie s’arrête <text:span text:style-name="T3">avec la victoire de</text:span> l’un des joueurs <text:span text:style-name="T3">lorsqu’il arrive à </text:span>aligne<text:span text:style-name="T3">r</text:span> 4 de ses jetons <text:span text:style-name="T3">ou par une égalité lorsqu’il n’y a plus d’emplacement disponible pour le jetons</text:span>.</text:p>
      <text:p text:style-name="P3"/>
      <text:p text:style-name="P3"/>
      <text:p text:style-name="P3"><text:soft-page-break/></text:p>
      <text:p text:style-name="P3"/>
      <text:p text:style-name="P3"><text:tab/><text:tab/> <text:s text:c="2"/>x</text:p>
      <text:p text:style-name="P3">[_] [_] [_] [_] [_] [_] [_]<text:tab/>Commandes :</text:p>
      <text:p text:style-name="P3">[_] [_] [_] [_] [_] [_] [_]<text:tab/>Q : déplacer le jeton vers la gauche</text:p>
      <text:p text:style-name="P3">[_] [o] [_] [_] [_] [_] [_]<text:tab/>D : déplacer le jeton vers la droite</text:p>
      <text:p text:style-name="P3">[_] [x] [_] [o] [_] [_] [_]<text:tab/>ESPACE : placer le jeton</text:p>
      <text:p text:style-name="P3">[x] [x] [o] [x] [x] [o] [_]</text:p>
      <text:p text:style-name="P3">[o] [x] [x] [o] [o] [o] [x]</text:p>
      <text:p text:style-name="P3"/>
      <text:p text:style-name="P8">Joueur «x», à toi de jouer :)</text:p>
      <text:p text:style-name="P8"/>
      <text:p text:style-name="P9">FIN DE L’INTERFACE</text:p>
      <text:p text:style-name="P8"/>
      <text:p text:style-name="P8"/>
      <text:p text:style-name="P6">Exemple <text:span text:style-name="T2">3</text:span></text:p>
      <text:p text:style-name="P1"/>
      <text:p text:style-name="P1">Description : F<text:span text:style-name="T2">in de partie 1, </text:span><text:span text:style-name="T4">victoire du joueur x.</text:span></text:p>
      <text:p text:style-name="P1"/>
      <text:p text:style-name="P2">INTERFACE :</text:p>
      <text:p text:style-name="P1"/>
      <text:p text:style-name="P1">BUT du JEU : aligner 4 de ses jetons horizontalement, </text:p>
      <text:p text:style-name="P1">verticalement ou diagonalement le premier.</text:p>
      <text:p text:style-name="P1"/>
      <text:p text:style-name="P1">DÉROULEMENT DU JEU </text:p>
      <text:p text:style-name="P11">Le puissance 4 se joue à 2 joueurs <text:span text:style-name="T6">qui jouent chacun leur tour</text:span>. Ils choisissent la colonne dans laquelle ils souhaitent placer leur jeton. Le jeton tombe alors à l’empla<text:span text:style-name="T2">c</text:span>ement libre le plus bas de la colonne.</text:p>
      <text:p text:style-name="P4">La partie s’arrête <text:span text:style-name="T3">avec la victoire de</text:span> l’un des joueurs <text:span text:style-name="T3">lorsqu’il arrive à </text:span>aligne<text:span text:style-name="T3">r</text:span> 4 de ses jetons <text:span text:style-name="T3">ou par une égalité lorsqu’il n’y a plus d’emplacement disponible pour le jetons</text:span>.</text:p>
      <text:p text:style-name="P1"/>
      <text:p text:style-name="P1"><text:s text:c="13"/></text:p>
      <text:p text:style-name="P1">[_] [_] [_] [_] [_] [_] [_]<text:tab/>COMMANDES :</text:p>
      <text:p text:style-name="P1">[_] [_] [<text:span text:style-name="T1">x</text:span>] [_] [_] [_] [_]<text:tab/>Q : déplacer le jeton vers la gauche</text:p>
      <text:p text:style-name="P1">[o] [x] [o] [<text:span text:style-name="T1">x</text:span>] [o] [x] [_]<text:tab/>D : déplacer le jeton vers la droite</text:p>
      <text:p text:style-name="P1">[o] [o] [o] [x] [<text:span text:style-name="T1">x</text:span>] [o] [_]<text:tab/><text:span text:style-name="T2">E</text:span>SPACE : placer le jeton</text:p>
      <text:p text:style-name="P1">[o] [x] [x] [o] [o] [<text:span text:style-name="T1">x</text:span>] [_]<text:tab/></text:p>
      <text:p text:style-name="P1">[x] [o] [o] [x] [x] [x] [o]<text:tab/></text:p>
      <text:p text:style-name="P1"/>
      <text:p text:style-name="P1">VICTOIRE : Joueur «x» a gagné ! Bien joué a toi !</text:p>
      <text:p text:style-name="P1"/>
      <text:p text:style-name="P1"/>
      <text:p text:style-name="P9">FIN DE L’INTERFACE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7">Exemple <text:span text:style-name="T2">4</text:span></text:p>
      <text:p text:style-name="P3"/>
      <text:p text:style-name="P3">Description : F<text:span text:style-name="T2">in de partie </text:span><text:span text:style-name="T4">2, égalité.</text:span></text:p>
      <text:p text:style-name="P3"/>
      <text:p text:style-name="P2">INTERFACE :</text:p>
      <text:p text:style-name="P3"/>
      <text:p text:style-name="P3">BUT du JEU : aligner 4 de ses jetons horizontalement, </text:p>
      <text:p text:style-name="P3">verticalement ou diagonalement le premier.</text:p>
      <text:p text:style-name="P3"/>
      <text:p text:style-name="P3">DÉROULEMENT DU JEU </text:p>
      <text:p text:style-name="P11">Le puissance 4 se joue à 2 joueurs <text:span text:style-name="T6">qui jouent chacun leur tour</text:span>. Ils choisissent la colonne dans laquelle ils souhaitent placer leur jeton. Le jeton tombe alors à l’empla<text:span text:style-name="T2">c</text:span>ement libre le plus bas de la colonne.</text:p>
      <text:p text:style-name="P3">La partie s’arrête <text:span text:style-name="T3">avec la victoire de</text:span> l’un des joueurs <text:span text:style-name="T3">lorsqu’il arrive à </text:span>aligne<text:span text:style-name="T3">r</text:span> 4 de ses jetons <text:span text:style-name="T3">ou par une égalité lorsqu’il n’y a plus d’emplacement disponible pour le jetons</text:span>.</text:p>
      <text:p text:style-name="P3"/>
      <text:p text:style-name="P3"><text:s text:c="13"/></text:p>
      <text:p text:style-name="P5">[<text:span text:style-name="T3">x</text:span>] [<text:span text:style-name="T3">o</text:span>] [<text:span text:style-name="T3">x</text:span>] [<text:span text:style-name="T3">x</text:span>] [<text:span text:style-name="T3">o</text:span>] [<text:span text:style-name="T3">x</text:span>] [<text:span text:style-name="T3">o</text:span>]<text:tab/>COMMANDES :</text:p>
      <text:p text:style-name="P5">[<text:span text:style-name="T3">x</text:span>] [<text:span text:style-name="T3">o</text:span>] [x] [<text:span text:style-name="T2">x</text:span>] [<text:span text:style-name="T3">o</text:span>] [<text:span text:style-name="T2">x</text:span>] [<text:span text:style-name="T2">x</text:span>]<text:tab/>Q : déplacer le jeton vers la gauche</text:p>
      <text:p text:style-name="P5">[o] [x] [o] [<text:span text:style-name="T2">o</text:span>] [o] [x] [<text:span text:style-name="T2">o</text:span>]<text:tab/>D : déplacer le jeton vers la droite</text:p>
      <text:p text:style-name="P5">[o] [o] [o] [x] [x] [o] [<text:span text:style-name="T2">o</text:span>]<text:tab/><text:span text:style-name="T2">E</text:span>SPACE : placer le jeton</text:p>
      <text:p text:style-name="P5">[o] [x] [x] [o] [o] [x] [<text:span text:style-name="T2">x</text:span>]<text:tab/></text:p>
      <text:p text:style-name="P3"><text:span text:style-name="T5">[x] [o] [o] [x] [x] [x] [o]</text:span><text:tab/></text:p>
      <text:p text:style-name="P3"/>
      <text:p text:style-name="P3"><text:span text:style-name="T2">ÉGALITÉ</text:span> : <text:span text:style-name="T2">Vous ne pouvez </text:span><text:span text:style-name="T3">plus placer de jetons. La </text:span><text:span text:style-name="T4">partie est donc terminée mais vous pouvez toujours recommencer :)</text:span></text:p>
      <text:p text:style-name="P1"><text:s/></text:p>
      <text:p text:style-name="P1"/>
      <text:p text:style-name="P9">FIN DE L’INTERFAC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09:26:48.433203253</meta:creation-date>
    <dc:date>2022-10-16T17:03:26.468000000</dc:date>
    <meta:editing-duration>PT4H21M50S</meta:editing-duration>
    <meta:editing-cycles>16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68" meta:word-count="713" meta:character-count="3704" meta:non-whitespace-character-count="3002"/>
  </office:meta>
</office:document-meta>
</file>